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637cm" fo:min-width="3.003cm"/>
    </style:style>
    <style:style style:name="gr3" style:family="graphic" style:parent-style-name="standard">
      <style:graphic-properties draw:stroke="none" svg:stroke-color="#000000" draw:fill="none" draw:fill-color="#ffffff" fo:min-height="2.163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37cm" fo:min-width="2.554cm"/>
    </style:style>
    <style:style style:name="gr5" style:family="graphic" style:parent-style-name="objectwithoutfill">
      <style:graphic-properties draw:marker-end="Arrow" draw:marker-end-width="0.3cm" draw:fill="none" draw:fill-color="#b4c7dc" draw:textarea-vertical-align="middle"/>
    </style:style>
    <style:style style:name="gr6" style:family="graphic" style:parent-style-name="objectwithoutfill">
      <style:graphic-properties draw:stroke="dash" draw:stroke-dash="Fine_20_Dotted" svg:stroke-width="0.102cm" svg:stroke-color="#000000" draw:marker-start-width="0.509cm" draw:marker-end-width="0.509cm" draw:fill="none" draw:fill-color="#b4c7dc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2.371cm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1.637cm" fo:min-width="3.183cm"/>
    </style:style>
    <style:style style:name="P1" style:family="paragraph">
      <loext:graphic-properties draw:fill="none" draw:fill-color="#ffffff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b4c7dc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8cm" svg:height="1.905cm" svg:x="10.652cm" svg:y="1.762cm">
          <draw:text-box>
            <text:p><text:span text:style-name="T1">Дерево процессов int.pl</text:span></text:p>
          </draw:text-box>
        </draw:frame>
        <draw:custom-shape draw:style-name="gr2" draw:text-style-name="P3" draw:layer="layout" svg:width="4.953cm" svg:height="2.667cm" svg:x="3.413cm" svg:y="2.905cm">
          <text:p text:style-name="P2">Main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5.113cm" svg:height="2.621cm" svg:x="12.684cm" svg:y="3.159cm">
          <draw:text-box>
            <text:p><text:span text:style-name="T2">-Инициализация</text:span></text:p>
            <text:p><text:span text:style-name="T2">-Слушает подключения на управляющем порту</text:span></text:p>
            <text:p><text:span text:style-name="T2">-Создает дочерние процессы для обслуживания управляющих подключений от ext.pl на управляющем порту</text:span></text:p>
            <text:p><text:span text:style-name="T2">-При получении SIGTERM ликвидирует дочерние процессы</text:span></text:p>
          </draw:text-box>
        </draw:frame>
        <draw:custom-shape draw:style-name="gr4" draw:text-style-name="P3" draw:layer="layout" svg:width="4.318cm" svg:height="2.667cm" svg:x="1.127cm" svg:y="7.604cm">
          <text:p text:style-name="P2"><text:span text:style-name="T3">Client 1</text:span><text:span text:style-name="T3"><text:line-break/></text:span><text:span text:style-name="T3">dedicated server</text:span><text:span text:style-name="T3"><text:line-break/></text:span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2.667cm" svg:x="7.731cm" svg:y="7.604cm">
          <text:p text:style-name="P2"><text:span text:style-name="T3">Client n</text:span><text:span text:style-name="T3"><text:line-break/></text:span><text:span text:style-name="T3">dedicated server </text:span><text:span text:style-name="T3"><text:line-break/></text:span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048cm" svg:y1="5.191cm" svg:x2="3.286cm" svg:y2="7.604cm">
          <text:p/>
        </draw:line>
        <draw:line draw:style-name="gr5" draw:text-style-name="P5" draw:layer="layout" svg:x1="7.604cm" svg:y1="5.191cm" svg:x2="8.874cm" svg:y2="7.731cm">
          <text:p/>
        </draw:line>
        <draw:line draw:style-name="gr6" draw:text-style-name="P5" draw:layer="layout" svg:x1="5.953cm" svg:y1="9.001cm" svg:x2="7.223cm" svg:y2="9.001cm">
          <text:p/>
        </draw:line>
        <draw:frame draw:style-name="gr3" draw:text-style-name="P4" draw:layer="layout" svg:width="15.113cm" svg:height="2.621cm" svg:x="12.684cm" svg:y="7.477cm">
          <draw:text-box>
            <text:p><text:span text:style-name="T2">-Обрабатывает команды, полученные по управляющему подключению </text:span></text:p>
            <text:p><text:span text:style-name="T2">-Создает дочерние процессы для обслуживания команд</text:span></text:p>
            <text:p><text:span text:style-name="T2">-Ликвидирует дочерние процессы, ожидающие подключения, по команде отмены («!») от клиента</text:span></text:p>
            <text:p><text:span text:style-name="T2">-При получении SIGTERM ликвидирует все дочерние процессы</text:span></text:p>
          </draw:text-box>
        </draw:frame>
        <draw:custom-shape draw:style-name="gr4" draw:text-style-name="P3" draw:layer="layout" svg:width="4.318cm" svg:height="2.667cm" svg:x="1.127cm" svg:y="12.176cm">
          <text:p text:style-name="P2"><text:span text:style-name="T3">Client 1</text:span><text:span text:style-name="T3"><text:line-break/></text:span><text:span text:style-name="T3">service «A»</text:span><text:span text:style-name="T3"><text:line-break/></text:span><text:span text:style-name="T3">dedicated</text:span><text:span text:style-name="T3"><text:line-break/></text:span><text:span text:style-name="T3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2.667cm" svg:x="7.731cm" svg:y="12.176cm">
          <text:p text:style-name="P2"><text:span text:style-name="T3">Client 1</text:span><text:span text:style-name="T3"><text:line-break/></text:span><text:span text:style-name="T3">service «Z»</text:span><text:span text:style-name="T3"><text:line-break/></text:span><text:span text:style-name="T3">dedicated</text:span><text:span text:style-name="T3"><text:line-break/></text:span><text:span text:style-name="T3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953cm" svg:y1="13.573cm" svg:x2="7.223cm" svg:y2="13.573cm">
          <text:p/>
        </draw:line>
        <draw:line draw:style-name="gr5" draw:text-style-name="P5" draw:layer="layout" svg:x1="3.286cm" svg:y1="10.271cm" svg:x2="3.286cm" svg:y2="12.176cm">
          <text:p/>
        </draw:line>
        <draw:line draw:style-name="gr5" draw:text-style-name="P5" draw:layer="layout" svg:x1="4.81cm" svg:y1="9.89cm" svg:x2="8.366cm" svg:y2="12.557cm">
          <text:p/>
        </draw:line>
        <draw:frame draw:style-name="gr7" draw:text-style-name="P4" draw:layer="layout" svg:width="15.113cm" svg:height="2.621cm" svg:x="12.684cm" svg:y="12.303cm">
          <draw:text-box>
            <text:p><text:span text:style-name="T2">-Открывает реверсивное и локальное соединения</text:span></text:p>
            <text:p><text:span text:style-name="T2">-Создает свой процесс-близнец для удобства ввода/вывода через сокет</text:span></text:p>
            <text:p><text:span text:style-name="T2">-Пересылает данные из локального соединения в реверсивное</text:span></text:p>
            <text:p><text:span text:style-name="T2">-Ликвидирует процесс-близнец (дочерний) при закрытии локального соединения и получения сигнала SIGTERM</text:span></text:p>
          </draw:text-box>
        </draw:frame>
        <draw:custom-shape draw:style-name="gr8" draw:text-style-name="P3" draw:layer="layout" svg:width="5.207cm" svg:height="2.667cm" svg:x="3.921cm" svg:y="16.367cm">
          <text:p text:style-name="P2"><text:span text:style-name="T3">Client 1</text:span><text:span text:style-name="T3"><text:line-break/></text:span><text:span text:style-name="T3">service «A» dedicated</text:span><text:span text:style-name="T3"><text:line-break/></text:span><text:span text:style-name="T3">server process TW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159cm" svg:y1="14.843cm" svg:x2="4.556cm" svg:y2="16.875cm">
          <text:p/>
        </draw:line>
        <draw:frame draw:style-name="gr3" draw:text-style-name="P4" draw:layer="layout" svg:width="15.113cm" svg:height="2.413cm" svg:x="12.684cm" svg:y="16.24cm">
          <draw:text-box>
            <text:p><text:span text:style-name="T2">-Пересылает данные </text:span><text:span text:style-name="T2">из реверсивного </text:span><text:span text:style-name="T2">соединения в </text:span><text:span text:style-name="T2">локальное</text:span></text:p>
            <text:p><text:span text:style-name="T2">-Ликвидирует </text:span><text:span text:style-name="T2">процесс-близнец (он </text:span><text:span text:style-name="T2">же родительский) при </text:span><text:span text:style-name="T2">закрытии </text:span><text:span text:style-name="T2">реверсивного </text:span><text:span text:style-name="T2">соединени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02T09:09:42.234010276</meta:creation-date>
    <dc:date>2023-11-02T15:01:40.464525928</dc:date>
    <meta:editing-duration>PT6M54S</meta:editing-duration>
    <meta:editing-cycles>3</meta:editing-cycles>
    <meta:generator>LibreOffice/6.1.5.2$Linux_X86_64 LibreOffice_project/10$Build-2</meta:generator>
    <meta:document-statistic meta:object-count="18"/>
  </office:meta>
</office:document-meta>
</file>